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04d705" officeooo:paragraph-rsid="0004d705"/>
    </style:style>
    <style:style style:name="P2" style:family="paragraph" style:parent-style-name="Preformatted_20_Text">
      <style:paragraph-properties fo:margin-top="0in" fo:margin-bottom="0.1965in" loext:contextual-spacing="false"/>
    </style:style>
    <style:style style:name="P3" style:family="paragraph" style:parent-style-name="Preformatted_20_Text">
      <style:paragraph-properties fo:margin-top="0in" fo:margin-bottom="0.1965in" loext:contextual-spacing="false"/>
      <style:text-properties officeooo:paragraph-rsid="00071ac4"/>
    </style:style>
    <style:style style:name="P4" style:family="paragraph" style:parent-style-name="Standard">
      <style:text-properties officeooo:rsid="0002a9e1" officeooo:paragraph-rsid="0002a9e1"/>
    </style:style>
    <style:style style:name="P5" style:family="paragraph" style:parent-style-name="Standard">
      <style:text-properties officeooo:rsid="0002a9e1" officeooo:paragraph-rsid="0003e819"/>
    </style:style>
    <style:style style:name="P6" style:family="paragraph" style:parent-style-name="Standard">
      <style:text-properties officeooo:rsid="0002a9e1" officeooo:paragraph-rsid="00045d22"/>
    </style:style>
    <style:style style:name="P7" style:family="paragraph" style:parent-style-name="Standard">
      <style:text-properties officeooo:rsid="0002a9e1" officeooo:paragraph-rsid="00069602"/>
    </style:style>
    <style:style style:name="P8" style:family="paragraph" style:parent-style-name="Standard">
      <style:text-properties officeooo:rsid="0002a9e1" officeooo:paragraph-rsid="0008bed9"/>
    </style:style>
    <style:style style:name="P9" style:family="paragraph" style:parent-style-name="Standard">
      <style:text-properties officeooo:rsid="00045d22" officeooo:paragraph-rsid="00045d22"/>
    </style:style>
    <style:style style:name="P10" style:family="paragraph" style:parent-style-name="Standard">
      <style:text-properties officeooo:rsid="00045d22" officeooo:paragraph-rsid="00069602"/>
    </style:style>
    <style:style style:name="P11" style:family="paragraph" style:parent-style-name="Standard">
      <style:text-properties officeooo:rsid="0004d705" officeooo:paragraph-rsid="0004d705"/>
    </style:style>
    <style:style style:name="P12" style:family="paragraph" style:parent-style-name="Standard">
      <style:text-properties officeooo:rsid="00071ac4" officeooo:paragraph-rsid="00071ac4"/>
    </style:style>
    <style:style style:name="P13" style:family="paragraph" style:parent-style-name="Standard">
      <style:text-properties officeooo:rsid="0002bf30" officeooo:paragraph-rsid="0002bf30"/>
    </style:style>
    <style:style style:name="P14" style:family="paragraph" style:parent-style-name="Standard">
      <style:text-properties officeooo:rsid="0002bf30" officeooo:paragraph-rsid="0003e819"/>
    </style:style>
    <style:style style:name="P15" style:family="paragraph" style:parent-style-name="Standard">
      <style:text-properties officeooo:rsid="0002bf30" officeooo:paragraph-rsid="00045d22"/>
    </style:style>
    <style:style style:name="P16" style:family="paragraph" style:parent-style-name="Standard">
      <style:text-properties officeooo:rsid="0002bf30" officeooo:paragraph-rsid="00069602"/>
    </style:style>
    <style:style style:name="P17" style:family="paragraph" style:parent-style-name="Standard">
      <style:text-properties officeooo:rsid="0003e819" officeooo:paragraph-rsid="0003e819"/>
    </style:style>
    <style:style style:name="P18" style:family="paragraph" style:parent-style-name="Standard">
      <style:text-properties officeooo:rsid="0003e819" officeooo:paragraph-rsid="00045d22"/>
    </style:style>
    <style:style style:name="P19" style:family="paragraph" style:parent-style-name="Standard">
      <style:text-properties officeooo:rsid="0003e819" officeooo:paragraph-rsid="00069602"/>
    </style:style>
    <style:style style:name="P20" style:family="paragraph" style:parent-style-name="Standard">
      <style:text-properties officeooo:rsid="00091e60" officeooo:paragraph-rsid="00091e60"/>
    </style:style>
    <style:style style:name="P21" style:family="paragraph" style:parent-style-name="Standard">
      <style:text-properties officeooo:rsid="00091e60" officeooo:paragraph-rsid="00094c5d"/>
    </style:style>
    <style:style style:name="P22" style:family="paragraph" style:parent-style-name="Standard">
      <style:text-properties officeooo:rsid="00091e60" officeooo:paragraph-rsid="00098726"/>
    </style:style>
    <style:style style:name="P23" style:family="paragraph" style:parent-style-name="Standard">
      <style:text-properties fo:font-weight="bold" officeooo:rsid="00094c5d" officeooo:paragraph-rsid="00094c5d" style:font-weight-asian="bold" style:font-weight-complex="bold"/>
    </style:style>
    <style:style style:name="P24" style:family="paragraph" style:parent-style-name="Standard">
      <style:text-properties fo:font-weight="bold" officeooo:rsid="00091e60" officeooo:paragraph-rsid="00091e60" style:font-weight-asian="bold" style:font-weight-complex="bold"/>
    </style:style>
    <style:style style:name="P25" style:family="paragraph" style:parent-style-name="Standard">
      <style:text-properties fo:font-weight="bold" officeooo:rsid="00098726" officeooo:paragraph-rsid="00098726" style:font-weight-asian="bold" style:font-weight-complex="bold"/>
    </style:style>
    <style:style style:name="P26" style:family="paragraph" style:parent-style-name="Standard">
      <style:text-properties fo:font-weight="bold" officeooo:rsid="0002a9e1" officeooo:paragraph-rsid="0002a9e1" style:font-weight-asian="bold" style:font-weight-complex="bold"/>
    </style:style>
    <style:style style:name="P27" style:family="paragraph" style:parent-style-name="Standard">
      <style:text-properties officeooo:rsid="000c848e" officeooo:paragraph-rsid="000c848e"/>
    </style:style>
    <style:style style:name="P28" style:family="paragraph" style:parent-style-name="Standard">
      <style:text-properties officeooo:rsid="00103451" officeooo:paragraph-rsid="00103451"/>
    </style:style>
    <style:style style:name="P29" style:family="paragraph" style:parent-style-name="Standard">
      <style:text-properties officeooo:paragraph-rsid="00103451"/>
    </style:style>
    <style:style style:name="P30" style:family="paragraph" style:parent-style-name="Standard">
      <style:text-properties officeooo:rsid="0010b1c0" officeooo:paragraph-rsid="0010b1c0"/>
    </style:style>
    <style:style style:name="P31" style:family="paragraph" style:parent-style-name="Standard">
      <style:text-properties officeooo:rsid="0012c12b" officeooo:paragraph-rsid="0012c12b"/>
    </style:style>
    <style:style style:name="P3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045d22" officeooo:paragraph-rsid="00045d22"/>
    </style:style>
    <style:style style:name="P3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091e60" officeooo:paragraph-rsid="00045d22"/>
    </style:style>
    <style:style style:name="P3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091e60" officeooo:paragraph-rsid="00091e60"/>
    </style:style>
    <style:style style:name="P3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091e60" officeooo:paragraph-rsid="0004d705"/>
    </style:style>
    <style:style style:name="P36" style:family="paragraph" style:parent-style-name="Standard" style:list-style-name="L1">
      <style:text-properties officeooo:rsid="0012c12b" officeooo:paragraph-rsid="0012c12b"/>
    </style:style>
    <style:style style:name="P37" style:family="paragraph" style:parent-style-name="Standard" style:list-style-name="L1">
      <style:text-properties officeooo:rsid="0002a9e1" officeooo:paragraph-rsid="0012c12b"/>
    </style:style>
    <style:style style:name="P38" style:family="paragraph" style:parent-style-name="Standard" style:list-style-name="L1">
      <style:text-properties officeooo:rsid="00045d22" officeooo:paragraph-rsid="0012c12b"/>
    </style:style>
    <style:style style:name="T1" style:family="text">
      <style:text-properties officeooo:rsid="0002bf30"/>
    </style:style>
    <style:style style:name="T2" style:family="text">
      <style:text-properties officeooo:rsid="0003e819"/>
    </style:style>
    <style:style style:name="T3" style:family="text">
      <style:text-properties officeooo:rsid="00045d22"/>
    </style:style>
    <style:style style:name="T4" style:family="text">
      <style:text-properties officeooo:rsid="00071ac4"/>
    </style:style>
    <style:style style:name="T5" style:family="text">
      <style:text-properties officeooo:rsid="0008bed9"/>
    </style:style>
    <style:style style:name="T6" style:family="text">
      <style:text-properties officeooo:rsid="000c848e"/>
    </style:style>
    <style:style style:name="T7" style:family="text">
      <style:text-properties officeooo:rsid="0002a9e1"/>
    </style:style>
    <style:style style:name="T8" style:family="text">
      <style:text-properties officeooo:rsid="000d298d"/>
    </style:style>
    <style:style style:name="T9" style:family="text">
      <style:text-properties officeooo:rsid="00103451"/>
    </style:style>
    <style:style style:name="T10" style:family="text">
      <style:text-properties fo:language="en" fo:country="US" fo:font-weight="bold"/>
    </style:style>
    <style:style style:name="T11" style:family="text">
      <style:text-properties officeooo:rsid="0010b1c0"/>
    </style:style>
    <style:style style:name="T12" style:family="text">
      <style:text-properties officeooo:rsid="0012c12b"/>
    </style:style>
    <style:style style:name="T13" style:family="text">
      <style:text-properties officeooo:rsid="0018d947"/>
    </style:style>
    <style:style style:name="T14" style:family="text">
      <style:text-properties officeooo:rsid="0019f4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I am having 4 years and <text:span text:style-name="T9">11</text:span> months of experience <text:span text:style-name="T9">in infotainment testing.</text:span></text:p>
      <text:p text:style-name="P28">In manual I do the flashing of ECUs <text:span text:style-name="T11">using ESYS Tool </text:span>with the daily build(SW) and than test as per the test cases <text:span text:style-name="T11">defined.</text:span></text:p>
      <text:p text:style-name="P29"><text:span text:style-name="T9">Create JIRA ticket if defect comes. Testcases incldues testing of infotainment functionality such as connectivity, Maps, Entertainment <text:s/>and generating DTCs(</text:span><text:span text:style-name="T10">Diagnostic Trouble Code</text:span><text:span text:style-name="T9">).</text:span></text:p>
      <text:p text:style-name="P28">DTCs includes→ Ethernet is connected or not<text:line-break/><text:tab/><text:tab/> <text:s text:c="4"/>Plant/Field/Engg mode of ECU<text:line-break/><text:tab/><text:tab/> <text:s text:c="4"/>DTC if AR CAM/DCS connected or not etc.</text:p>
      <text:p text:style-name="P28"><text:tab/><text:tab/> <text:s text:c="4"/>i&amp;k CAN</text:p>
      <text:p text:style-name="P30">DTCS can be checked from diagnostic tool known as EDIABAS.</text:p>
      <text:p text:style-name="P30"/>
      <text:list xml:id="list1273519106" text:style-name="L1">
        <text:list-item>
          <text:p text:style-name="P36">Having Working experience with <text:line-break/><text:span text:style-name="T7">confluence,</text:span> <text:span text:style-name="T7"><text:s/>pocket query and confi-forms </text:span>to make wiki page more attractive and connect <text:span text:style-name="T13">the wiki page</text:span> with backend DB.</text:p>
        </text:list-item>
        <text:list-item>
          <text:p text:style-name="P37">python <text:span text:style-name="T3">used</text:span> <text:span text:style-name="T3">to automate to have <text:s/>backup for MYSQL database <text:s/>and collect information from DB and gerrit repo which is useful in sharing report to the client</text:span></text:p>
        </text:list-item>
        <text:list-item>
          <text:p text:style-name="P38">Bash scripting is used to <text:span text:style-name="T14">ssh to</text:span> ECU data <text:span text:style-name="T14">and get the useful data</text:span>. Also to automate recovery procedure of ECU when it is broken.</text:p>
        </text:list-item>
        <text:list-item>
          <text:p text:style-name="P38">Jenkins used just to run bash script so that I can have better visualization</text:p>
        </text:list-item>
        <text:list-item>
          <text:p text:style-name="P38">Ansible <text:span text:style-name="T12">playbook used to install any package/ reboot/ ping/ copy files/ move files in multiple remote machine(around 400 machines)</text:span></text:p>
        </text:list-item>
      </text:list>
      <text:p text:style-name="P31"/>
      <text:p text:style-name="P4"/>
      <text:p text:style-name="P4"/>
      <text:p text:style-name="P4"/>
      <text:p text:style-name="P4"/>
      <text:p text:style-name="P4"/>
      <text:p text:style-name="P4"/>
      <text:p text:style-name="P28">==============</text:p>
      <text:p text:style-name="P4"/>
      <text:p text:style-name="P27">Building of test environment setup for both manual and automation tests.</text:p>
      <text:p text:style-name="P27">For Manual need to flash the latest release build and do the test execution.</text:p>
      <text:p text:style-name="P27">But for automation everything will be taken care by job, I just need to prepare the setup with all dependency like:<text:span text:style-name="T7"><text:line-break/>Install ubunto in small PC<text:line-break/>Create the hardware setup for developer to test their code which includes→ ECU, PC, PS, Ard+relay, Media-converter, and serial cables.</text:span></text:p>
      <text:p text:style-name="P13">Use git repo to add changes for the new worker <text:span text:style-name="T6">like the security tokens and all the details like inventory number for all componenets connected, relay pin number to control through arduino, inventory group so that ansible will configure the changes To PC accordingly.</text:span></text:p>
      <text:p text:style-name="P13">use ansible playbook to configure PC. Used to setup environment like installing tools and c<text:span text:style-name="T6">r</text:span>reating interfaces for USB cables by adding rules</text:p>
      <text:p text:style-name="P13">Run Jenkin job to verify if new worker is working as expected.</text:p>
      <text:p text:style-name="P14">If jenkin job is success <text:s/>than put the worker in production so that developer can <text:span text:style-name="T8">test</text:span> <text:span text:style-name="T8">their</text:span> code .</text:p>
      <text:p text:style-name="P17">Grafana tool is there to monitor the status of worker if its online/offline/free/busy</text:p>
      <text:p text:style-name="P5"/>
      <text:p text:style-name="P17">If there is any failure in ansible playbook, I have to figure out the failure and report BMW Team<text:line-break/>If there is failure in jenkin Job have to create JIRA ticket for recovering that failure. </text:p>
      <text:p text:style-name="P17">Generally failure comes due to wrong connection in setup/ECU connected to it is not functional / test-case failure which is reported as bug for deveoper to fix the issue.</text:p>
      <text:p text:style-name="P5"/>
      <text:p text:style-name="P5"><text:soft-page-break/><text:span text:style-name="T2">If ECU is faulty than we have to check in ESYS/ EDIABAS </text:span><text:line-break/></text:p>
      <text:p text:style-name="P8">SW includes <text:span text:style-name="T5">manual testing for infotainment like connectivity. </text:span>confluence with pocket query and confi-forms, </text:p>
      <text:p text:style-name="P6">python <text:span text:style-name="T3">used</text:span> <text:span text:style-name="T3">to automate my daily task like creating backup for MYSQL database and gerrit repo for some files which is handy for me to collect inventory data(Every worker has some unique datas).</text:span></text:p>
      <text:p text:style-name="P9">Bash scripting is used to get ECU data which suppoed to be connecetd to worker</text:p>
      <text:p text:style-name="P9">Jenkins used just to run bash script so that I can have better visualization.</text:p>
      <text:p text:style-name="P9">Ansible→ plabooks are already created by BMW team, I am responsible to update if it stops working in betwee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p text:style-name="P9">Updated</text:p>
      <text:p text:style-name="P32"/>
      <text:p text:style-name="P9"/>
      <text:p text:style-name="P6">I am having 4 years and 9 months of experience including both sw and hw field.</text:p>
      <text:p text:style-name="P6"/>
      <text:p text:style-name="P6">HW includes making of complete test-rack with 7-8 ECUs and troubleshooting ECUs.</text:p>
      <text:p text:style-name="P6">It also includes making of standalone worker with just one ECU. Process what I do here is<text:line-break/>Install ubunto in small PC<text:line-break/>Create the hardware setup <text:span text:style-name="T2">for developer to test their code </text:span>which includes→ ECU, PC, PS, Ard+relay, Media-converter, <text:span text:style-name="T1">and serial cables.</text:span></text:p>
      <text:p text:style-name="P15">Use git repo to add changes for the new worker </text:p>
      <text:p text:style-name="P15">use ansible playbook to configure PC. Used to setup environment like installing tools and cfreating interfaces for USB cables by adding rules</text:p>
      <text:p text:style-name="P15">Run Jenkin job to verify if new worker is working as expected.</text:p>
      <text:p text:style-name="P15">//.</text:p>
      <text:p text:style-name="P6">//</text:p>
      <text:p text:style-name="P6"/>
      <text:p text:style-name="P18"><text:soft-page-break/>If there is any failure in ansible playbook, I have to figure out the failure and report BMW Team<text:line-break/>If there is failure in jenkin <text:s/>Job have to create JIRA ticket for recovering that failure. </text:p>
      <text:p text:style-name="P6">//</text:p>
      <text:p text:style-name="P6"/>
      <text:p text:style-name="P7">I am having 4 years and 9 months of experience including both sw and hw field.</text:p>
      <text:p text:style-name="P7"/>
      <text:p text:style-name="P7">HW includes making of complete test-rack with 7-8 ECUs and troubleshooting ECUs.</text:p>
      <text:p text:style-name="P7">It also includes making of standalone worker with just one ECU. Process what I do here is<text:line-break/>Install ubunto in small PC<text:line-break/>Create the hardware setup <text:span text:style-name="T2">for developer to test their code </text:span>which includes→ ECU, PC, PS, Ard+relay, Media-converter, <text:span text:style-name="T1">and serial cables.</text:span></text:p>
      <text:p text:style-name="P16">Use git repo to add changes for the new worker </text:p>
      <text:p text:style-name="P16">use ansible playbook to configure PC. Used to setup environment like installing tools and cfreating interfaces for USB cables by adding rules</text:p>
      <text:p text:style-name="P16">Run Jenkin job to verify if new worker is working as expected.</text:p>
      <text:p text:style-name="P7"/>
      <text:p text:style-name="P7"/>
      <text:p text:style-name="P19">If there is any failure in ansible playbook, I have to figure out the failure and report BMW Team<text:line-break/>If there is failure in jenkin <text:s/>Job have to create JIRA ticket for recovering that failure. </text:p>
      <text:p text:style-name="P19">Generally failure comes due to wrong connection in setup/ECU connected to it is not functional / test-case failure which is reported as bug for deveoper to fix the issue.</text:p>
      <text:p text:style-name="P7"/>
      <text:p text:style-name="P7"><text:span text:style-name="T2">If ECU is faulty than we have to check in ESYS/ EDIABAS </text:span><text:line-break/></text:p>
      <text:p text:style-name="P7">SW includes confluence with pocket query and confi-forms, </text:p>
      <text:p text:style-name="P7">python <text:span text:style-name="T3">used</text:span> <text:span text:style-name="T3">to automate my daily task like creating backup for MYSQL database and git repo for some files which is handy for me to collect inventory data(Every worker has some unique datas).</text:span></text:p>
      <text:p text:style-name="P10">Bash scripting is used to get ECU data which suppoed to be connecetd to worker</text:p>
      <text:p text:style-name="P10">Jenkins used just to run bash script so that I can have better visualization.</text:p>
      <text:p text:style-name="P10">Ansible→ plabooks are already created by BMW team, I am responsible to update if it stops working in between</text:p>
      <text:p text:style-name="P7"><text:line-break/></text:p>
      <text:p text:style-name="P6">SW includes confluence with pocket query and confi-forms, </text:p>
      <text:p text:style-name="P6"/>
      <text:p text:style-name="P6">python <text:span text:style-name="T3">used</text:span> <text:span text:style-name="T3">to automate my daily task like creating backup for MYSQL database and git repo for some files which is handy for me to collect inventory data(Every worker has some unique datas).</text:span></text:p>
      <text:p text:style-name="P9">Bash scripting is used to get ECU data which suppoed to be connecetd to worker</text:p>
      <text:p text:style-name="P9">Jenkins used just to run bash script so that I can have better visualization.</text:p>
      <text:p text:style-name="P9">Ansible→ plabooks are already created by BMW team, I am responsible to update if it stops working in between</text:p>
      <text:p text:style-name="P9"/>
      <text:p text:style-name="P33"/>
      <text:p text:style-name="P34">dkdhkwqdh/l</text:p>
      <text:p text:style-name="P20"/>
      <text:p text:style-name="P24">Python dictionary</text:p>
      <text:p text:style-name="P20">{“devops”: [“jenkins”, “python”, “ansible”], “development”: [“java”, “selenium”, “confluence”], “hw”: {“setup”: “worker”}}</text:p>
      <text:p text:style-name="P20"/>
      <text:p text:style-name="P23">json: vertical representation of dictionary</text:p>
      <text:p text:style-name="P23"/>
      <text:p text:style-name="P21">{</text:p>
      <text:p text:style-name="P21"><text:soft-page-break/>“devops”: </text:p>
      <text:p text:style-name="P21">[</text:p>
      <text:p text:style-name="P21">“jenkins”, </text:p>
      <text:p text:style-name="P21">“python”, </text:p>
      <text:p text:style-name="P21">“ansible”</text:p>
      <text:p text:style-name="P21">], </text:p>
      <text:p text:style-name="P21">“development”: </text:p>
      <text:p text:style-name="P21">[</text:p>
      <text:p text:style-name="P21">“java”, “</text:p>
      <text:p text:style-name="P21">selenium”, </text:p>
      <text:p text:style-name="P21">“confluence”</text:p>
      <text:p text:style-name="P21">],</text:p>
      <text:p text:style-name="P21"><text:s/>“hw”: </text:p>
      <text:p text:style-name="P21">{</text:p>
      <text:p text:style-name="P21">“setup”: “worker”</text:p>
      <text:p text:style-name="P21">}</text:p>
      <text:p text:style-name="P21">}</text:p>
      <text:p text:style-name="P20"/>
      <text:p text:style-name="P25">YAML </text:p>
      <text:p text:style-name="P25"/>
      <text:p text:style-name="P22"/>
      <text:p text:style-name="P22">devops: </text:p>
      <text:p text:style-name="P22"/>
      <text:p text:style-name="P22">- jenkins</text:p>
      <text:p text:style-name="P22">- python</text:p>
      <text:p text:style-name="P22">- ansible</text:p>
      <text:p text:style-name="P22"/>
      <text:p text:style-name="P22">development: </text:p>
      <text:p text:style-name="P22"/>
      <text:p text:style-name="P22">- java</text:p>
      <text:p text:style-name="P22">- selenium</text:p>
      <text:p text:style-name="P22">- confluence</text:p>
      <text:p text:style-name="P22"/>
      <text:p text:style-name="P22"><text:s/>hw: </text:p>
      <text:p text:style-name="P22"/>
      <text:p text:style-name="P22"><text:s text:c="2"/>setup: worker</text:p>
      <text:p text:style-name="P22"/>
      <text:p text:style-name="P22"/>
      <text:p text:style-name="P35"/>
      <text:p text:style-name="P20"/>
      <text:p text:style-name="P11"/>
      <text:p text:style-name="P12">Json</text:p>
      <text:p text:style-name="P11"/>
      <text:p text:style-name="P1"><text:span text:style-name="Source_20_Text">{</text:span></text:p>
      <text:p text:style-name="Preformatted_20_Text"><text:span text:style-name="Source_20_Text"><text:s text:c="2"/>"bandName": "Metallica",</text:span></text:p>
      <text:p text:style-name="Preformatted_20_Text"><text:span text:style-name="Source_20_Text"><text:s text:c="2"/>"genre": "Heavy Metal",</text:span></text:p>
      <text:p text:style-name="Preformatted_20_Text"><text:span text:style-name="Source_20_Text"><text:s text:c="2"/>"active": "yes",</text:span></text:p>
      <text:p text:style-name="Preformatted_20_Text"><text:span text:style-name="Source_20_Text"><text:s text:c="2"/>"bandMembers": {</text:span></text:p>
      <text:p text:style-name="Preformatted_20_Text"><text:span text:style-name="Source_20_Text"><text:s text:c="4"/>"drums": "Lars Ulrich",</text:span></text:p>
      <text:p text:style-name="Preformatted_20_Text"><text:span text:style-name="Source_20_Text"><text:s text:c="4"/>"guitarLead": "Kirk Hammet",</text:span></text:p>
      <text:p text:style-name="Preformatted_20_Text"><text:span text:style-name="Source_20_Text"><text:s text:c="4"/>"guitarRythm": "James Hetfield",</text:span></text:p>
      <text:p text:style-name="Preformatted_20_Text"><text:span text:style-name="Source_20_Text"><text:s text:c="4"/>"bass": "Cliff Burton"</text:span></text:p>
      <text:p text:style-name="Preformatted_20_Text"><text:span text:style-name="Source_20_Text"><text:s text:c="2"/>},</text:span></text:p>
      <text:p text:style-name="Preformatted_20_Text"><text:span text:style-name="Source_20_Text"><text:s text:c="2"/>"otherMembers": ["Jason Newsted",</text:span></text:p>
      <text:p text:style-name="Preformatted_20_Text"><text:soft-page-break/><text:span text:style-name="Source_20_Text"><text:s text:c="4"/>"Robert Trujillo",</text:span></text:p>
      <text:p text:style-name="Preformatted_20_Text"><text:span text:style-name="Source_20_Text"><text:s text:c="4"/>"Dave Mustaine",</text:span></text:p>
      <text:p text:style-name="Preformatted_20_Text"><text:span text:style-name="Source_20_Text"><text:s text:c="4"/>"Ron McGovney"</text:span></text:p>
      <text:p text:style-name="Preformatted_20_Text"><text:span text:style-name="Source_20_Text"><text:s text:c="2"/>],</text:span></text:p>
      <text:p text:style-name="Preformatted_20_Text"><text:span text:style-name="Source_20_Text"><text:s text:c="2"/>"Discography" : [</text:span></text:p>
      <text:p text:style-name="Preformatted_20_Text"><text:span text:style-name="Source_20_Text"><text:s text:c="4"/>{"name":"Kill ’Em All","year":"1983"},</text:span></text:p>
      <text:p text:style-name="Preformatted_20_Text"><text:span text:style-name="Source_20_Text"><text:s text:c="4"/>{"name":"Ride the Lightning","year":"“1984"},</text:span></text:p>
      <text:p text:style-name="Preformatted_20_Text"><text:span text:style-name="Source_20_Text"><text:s text:c="4"/>{"name":"Master of Puppets","year":"“1986"},</text:span></text:p>
      <text:p text:style-name="Preformatted_20_Text"><text:span text:style-name="Source_20_Text"><text:s text:c="4"/>{"name":"..And Justice for All","year":"“1988"}</text:span></text:p>
      <text:p text:style-name="Preformatted_20_Text"><text:span text:style-name="Source_20_Text"><text:s text:c="2"/>]</text:span></text:p>
      <text:p text:style-name="P2"><text:span text:style-name="Source_20_Text">}</text:span></text:p>
      <text:p text:style-name="P2"><text:span text:style-name="Source_20_Text"/></text:p>
      <text:p text:style-name="P3"><text:span text:style-name="Source_20_Text"><text:span text:style-name="T4">=============YAML ==</text:span></text:span></text:p>
      <text:p text:style-name="P1"><text:span text:style-name="Source_20_Text">bandName: Metallica</text:span></text:p>
      <text:p text:style-name="Preformatted_20_Text"><text:span text:style-name="Source_20_Text">genre: Heavy Metal</text:span></text:p>
      <text:p text:style-name="Preformatted_20_Text"><text:span text:style-name="Source_20_Text">active: 'yes'</text:span></text:p>
      <text:p text:style-name="Preformatted_20_Text"/>
      <text:p text:style-name="Preformatted_20_Text"><text:span text:style-name="Source_20_Text">bandMembers:</text:span></text:p>
      <text:p text:style-name="Preformatted_20_Text"><text:span text:style-name="Source_20_Text"><text:s text:c="2"/>drums: Lars Ulrich</text:span></text:p>
      <text:p text:style-name="Preformatted_20_Text"><text:span text:style-name="Source_20_Text"><text:s text:c="2"/>guitarLead: Kirk Hammet</text:span></text:p>
      <text:p text:style-name="Preformatted_20_Text"><text:span text:style-name="Source_20_Text"><text:s text:c="2"/>guitarRythm: James Hetfield</text:span></text:p>
      <text:p text:style-name="Preformatted_20_Text"><text:span text:style-name="Source_20_Text"><text:s text:c="2"/>bass: Cliff Burton</text:span></text:p>
      <text:p text:style-name="Preformatted_20_Text"><text:span text:style-name="Source_20_Text"><text:s text:c="2"/></text:span></text:p>
      <text:p text:style-name="Preformatted_20_Text"><text:span text:style-name="Source_20_Text">otherMembers:</text:span></text:p>
      <text:p text:style-name="Preformatted_20_Text"><text:span text:style-name="Source_20_Text"><text:s text:c="2"/>- Jason Newsted</text:span></text:p>
      <text:p text:style-name="Preformatted_20_Text"><text:span text:style-name="Source_20_Text"><text:s text:c="2"/>- Robert Trujillo</text:span></text:p>
      <text:p text:style-name="Preformatted_20_Text"><text:span text:style-name="Source_20_Text"><text:s text:c="2"/>- Dave Mustaine</text:span></text:p>
      <text:p text:style-name="Preformatted_20_Text"><text:span text:style-name="Source_20_Text"><text:s text:c="2"/>- Ron McGovney</text:span></text:p>
      <text:p text:style-name="Preformatted_20_Text"><text:span text:style-name="Source_20_Text"><text:s text:c="2"/></text:span></text:p>
      <text:p text:style-name="Preformatted_20_Text"><text:span text:style-name="Source_20_Text">Discography:</text:span></text:p>
      <text:p text:style-name="Preformatted_20_Text"><text:span text:style-name="Source_20_Text"><text:s text:c="2"/>- name: Kill ’Em All</text:span></text:p>
      <text:p text:style-name="Preformatted_20_Text"><text:span text:style-name="Source_20_Text"><text:s text:c="4"/>year: '1983'</text:span></text:p>
      <text:p text:style-name="Preformatted_20_Text"><text:span text:style-name="Source_20_Text"><text:s text:c="2"/>- name: Ride the Lightning</text:span></text:p>
      <text:p text:style-name="Preformatted_20_Text"><text:span text:style-name="Source_20_Text"><text:s text:c="4"/>year: “1984</text:span></text:p>
      <text:p text:style-name="Preformatted_20_Text"><text:span text:style-name="Source_20_Text"><text:s text:c="2"/>- name: Master of Puppets</text:span></text:p>
      <text:p text:style-name="Preformatted_20_Text"><text:span text:style-name="Source_20_Text"><text:s text:c="4"/>year: “1986</text:span></text:p>
      <text:p text:style-name="Preformatted_20_Text"><text:span text:style-name="Source_20_Text"><text:s text:c="2"/>- name: ..And Justice for All</text:span></text:p>
      <text:p text:style-name="P2"><text:span text:style-name="Source_20_Text"><text:s text:c="4"/>year: “1988</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1T13:36:25.097133401</meta:creation-date>
    <dc:date>2022-09-05T14:49:44.425405793</dc:date>
    <meta:editing-duration>PT3H16M18S</meta:editing-duration>
    <meta:editing-cycles>17</meta:editing-cycles>
    <meta:generator>LibreOffice/6.0.7.3$Linux_X86_64 LibreOffice_project/00m0$Build-3</meta:generator>
    <meta:document-statistic meta:table-count="0" meta:image-count="0" meta:object-count="0" meta:page-count="5" meta:paragraph-count="140" meta:word-count="1251" meta:character-count="7636" meta:non-whitespace-character-count="6364"/>
  </office:meta>
</office:document-meta>
</file>